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5pt" style:font-size-asian="15pt" style:font-size-complex="15pt"/>
    </style:style>
    <style:style style:name="P3" style:parent-style-name="Standard" style:family="paragraph">
      <style:paragraph-properties fo:break-before="page"/>
    </style:style>
    <style:style style:name="P4" style:parent-style-name="Standard" style:family="paragraph">
      <style:text-properties fo:font-weight="bold" style:font-weight-asian="bold" style:font-weight-complex="bold" fo:font-size="15pt" style:font-size-asian="15pt" style:font-size-complex="15pt"/>
    </style:style>
    <style:style style:name="P5" style:parent-style-name="Standard" style:family="paragraph">
      <style:paragraph-properties fo:break-before="page"/>
      <style:text-properties fo:font-weight="bold" style:font-weight-asian="bold" style:font-weight-complex="bold" fo:font-size="15pt" style:font-size-asian="15pt" style:font-size-complex="15pt"/>
    </style:style>
    <style:style style:name="P6" style:parent-style-name="Standard" style:family="paragraph">
      <style:paragraph-properties fo:break-before="page"/>
      <style:text-properties fo:font-weight="bold" style:font-weight-asian="bold" style:font-weight-complex="bold" fo:font-size="15pt" style:font-size-asian="15pt" style:font-size-complex="15pt"/>
    </style:style>
    <style:style style:name="P7" style:parent-style-name="Standard" style:family="paragraph">
      <style:paragraph-properties fo:break-before="page"/>
    </style:style>
    <style:style style:name="P8" style:parent-style-name="Standard" style:family="paragraph">
      <style:text-properties fo:font-weight="bold" style:font-weight-asian="bold" style:font-weight-complex="bold" fo:font-size="15pt" style:font-size-asian="15pt" style:font-size-complex="15pt"/>
    </style:style>
    <style:style style:name="P9" style:parent-style-name="Standard" style:family="paragraph">
      <style:paragraph-properties fo:break-before="page"/>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break-before="page"/>
    </style:style>
    <style:style style:name="P12" style:parent-style-name="Standard" style:family="paragraph">
      <style:text-properties fo:font-weight="bold" style:font-weight-asian="bold" style:font-weight-complex="bold" fo:font-size="15pt" style:font-size-asian="15pt" style:font-size-complex="15pt"/>
    </style:style>
    <style:style style:name="P13" style:parent-style-name="Standard" style:family="paragraph">
      <style:paragraph-properties fo:break-before="page"/>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paragraph-properties fo:break-before="page"/>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paragraph-properties fo:break-before="page"/>
    </style:style>
    <style:style style:name="P18" style:parent-style-name="Standard" style:family="paragraph">
      <style:text-properties fo:font-weight="bold" style:font-weight-asian="bold" style:font-weight-complex="bold" fo:font-size="15pt" style:font-size-asian="15pt" style:font-size-complex="15pt"/>
    </style:style>
    <style:style style:name="P19" style:parent-style-name="Standard" style:family="paragraph">
      <style:paragraph-properties fo:break-before="page"/>
    </style:style>
    <style:style style:name="P20" style:parent-style-name="Standard" style:family="paragraph">
      <style:text-properties fo:font-weight="bold" style:font-weight-asian="bold" style:font-weight-complex="bold" fo:font-size="15pt" style:font-size-asian="15pt" style:font-size-complex="15pt"/>
    </style:style>
    <style:style style:name="P21" style:parent-style-name="Standard" style:family="paragraph">
      <style:text-properties fo:language="en" fo:country="US"/>
    </style:style>
    <style:style style:name="P22" style:parent-style-name="Standard" style:family="paragraph">
      <style:text-properties fo:language="en" fo:country="US"/>
    </style:style>
  </office:automatic-styles>
  <office:body>
    <office:text text:use-soft-page-breaks="true">
      <text:p text:style-name="P1"><text:a xlink:href="https://elevenlabs.io/" office:target-frame-name="_top" xlink:show="replace"><text:span text:style-name="Hyperlink">Text to Speech &amp; A</text:span><text:bookmark-start text:name="_Hlt153108546"/><text:bookmark-start text:name="_Hlt153108547"/><text:span text:style-name="Hyperlink">I</text:span><text:bookmark-end text:name="_Hlt153108546"/><text:bookmark-end text:name="_Hlt153108547"/><text:span text:style-name="Hyperlink"><text:s/>Voice Genera</text:span><text:bookmark-start text:name="_Hlt152957539"/><text:bookmark-start text:name="_Hlt152957540"/><text:span text:style-name="Hyperlink">t</text:span><text:bookmark-end text:name="_Hlt152957539"/><text:bookmark-end text:name="_Hlt152957540"/><text:span text:style-name="Hyperlink">or - ElevenLabs</text:span></text:a><text:s/>für hörspiele (Daniel ist gut)</text:p>
      <text:p text:style-name="Standard"><text:a xlink:href="https://online-video-cutter.com/" office:target-frame-name="_top" xlink:show="replace"><text:span text:style-name="Hyperlink">Video Trimmer - Cut Video Online for Free - MP4, AVI, MPG, 3GP (online-video-cutter.com)</text:span></text:a><text:s/>für videos einfügen</text:p>
      <text:p text:style-name="Standard"><text:a xlink:href="https://www.happyscribe.com/v2/9597117/checkout?new_subscription_interval=month&amp;plan=basic_2023_05_01" office:target-frame-name="_top" xlink:show="replace"><text:span text:style-name="Hyperlink">Happy Scribe: Audio Transcription &amp; Vid</text:span><text:bookmark-start text:name="_Hlt152956308"/><text:bookmark-start text:name="_Hlt152956309"/><text:span text:style-name="Hyperlink">e</text:span><text:bookmark-end text:name="_Hlt152956308"/><text:bookmark-end text:name="_Hlt152956309"/><text:span text:style-name="Hyperlink">o Captioning</text:span></text:a><text:span text:style-name="Absatz-Standardschriftart"><text:s/>für audio zu text</text:span></text:p>
      <text:p text:style-name="Standard"><text:a xlink:href="https://www.scribbr.de/rechtschreibpruefung/" office:target-frame-name="_top" xlink:show="replace"><text:span text:style-name="Hyperlink">Beste Rechtschreibprüfung online | Kostenlos testen (scribbr.de)</text:span></text:a><text:s/>für rechtschreib Korrektur</text:p>
      <text:p text:style-name="Standard"/>
      <text:p text:style-name="P2">Wangari Maathais Kindheit und Frühes Erwachsenenleben (Interview)</text:p>
      <text:p text:style-name="Standard">Überleitung: Video, mach ich noch (Geschichte über baum etc.)</text:p>
      <text:p text:style-name="Standard"/>
      <text:p text:style-name="Standard">Überleitung: Wangari Maathai war nicht grundlos für die Demokratie, Frieden und auch die Umwelt. In Ihrer Kindheit sammelte sie viele Erfahrungen, die sie überzeugt haben, dass diese Themen wichtig sind.</text:p>
      <text:p text:style-name="Standard"/>
      <text:p text:style-name="Standard"/>
      <text:p text:style-name="Standard">Reporter 1: Guten Tag, wir sind hier, um mehr über das beeindruckende Leben von Wangari Maathai zu erfahren, einer herausragenden Persönlichkeit, die einen enormen Einfluss auf Demokratie, Frieden, Umwelt und Kultur hatte. Frau Maathai, könnten Sie uns etwas über Ihre Kindheit erzählen?</text:p>
      <text:p text:style-name="Standard"/>
      <text:p text:style-name="Standard">Wangari Maathai: Natürlich, es freut mich, hier zu sein. Meine Kindheit war von einer tiefgreifenden kulturellen Transformation geprägt. In meiner Familie, die der Kikuyu-Ethnie angehörte, lebte mein Vater mit vier Ehefrauen und insgesamt zehn Kindern. Durch den Einfluss europäischer Sitten änderten sich unsere Lebensgewohnheiten drastisch. Traditionelle Nahrungsmittel wurden durch importierten Mais ersetzt, Tee löste die traditionelle Hirsegrütze ab, und sogar in der Kleidung wechselten wir von Tierhaut zu Baumwolle.</text:p>
      <text:p text:style-name="Standard"/>
      <text:p text:style-name="Standard">Reporter 2: Das klingt nach einer intensiven Veränderung. Wie hat das Ihre Kindheit beeinflusst?</text:p>
      <text:p text:style-name="Standard"/>
      <text:p text:style-name="Standard">Wangari Maathai: Diese Veränderungen haben meine Sicht auf Kultur und Tradition stark geprägt. In der Schule entwickelte ich ein starkes Interesse für Geschichte und Politik, und früh erkannte ich den Zusammenhang zwischen Demokratie und Frieden. Für mich bedeutete Frieden nicht nur die Abwesenheit von Krieg, sondern auch das Fehlen von gewalttätigen Auseinandersetzungen, Meinungsfreiheit und sozialer Gerechtigkeit.</text:p>
      <text:p text:style-name="Standard"/>
      <text:p text:style-name="Standard">Reporter 1: Das ist faszinierend. Wie haben Sie dieses Bewusstsein in Ihrer Schulzeit umgesetzt?</text:p>
      <text:p text:style-name="Standard"/>
      <text:p text:style-name="Standard">Wangari Maathai: Bereits in meiner Schulzeit setzte ich mich aktiv für die Rechte und Bedürfnisse meiner Mitschüler ein. Ich schloss viele Freundschaften und spürte, wie wichtig es war, gemeinsam für eine gerechtere Gesellschaft einzustehen.</text:p>
      <text:p text:style-name="Standard"/>
      <text:p text:style-name="Standard">Reporter 2: Nach Ihrer Schulzeit studierten Sie in den USA. Wie haben diese Erfahrungen Ihre Überzeugungen geformt?</text:p>
      <text:p text:style-name="Standard"/>
      <text:p text:style-name="Standard">Wangari Maathai: Die kulturellen Unterschiede in den USA haben mich dazu gebracht, meine eigenen Glaubenssysteme zu hinterfragen, besonders meine katholische Erziehung. Die Diskriminierung und soziale Ungleichheit, die ich erlebte, verstärkten meine kritische Haltung gegenüber bestehenden Strukturen. Gleichzeitig entwickelte ich ein starkes Interesse an anderen Religionen.</text:p>
      <text:p text:style-name="Standard"/>
      <text:p text:style-name="Standard">Reporter 1: Beeindruckend, wie diese Erfahrungen Ihre Entwicklung beeinflusst haben. Wie haben Sie dann Ihr Streben nach einer gerechteren Gesellschaft in Ihrem Erwachsenenleben umgesetzt?</text:p>
      <text:p text:style-name="Standard"/>
      <text:p text:style-name="Standard">Wangari Maathai: Nach meiner Rückkehr nach Kenia gründete ich das Green Belt Movement, um Umweltschutz und die Stärkung von Frauen zu fördern. Ich glaubte fest daran, dass der Erhalt unserer Umwelt und die Förderung von Frauen die Grundlagen für Demokratie, Frieden und die Bewahrung unserer Kultur schaffen.</text:p>
      <text:p text:style-name="Standard"/>
      <text:p text:style-name="Standard">Reporter 2: Das ist wirklich inspirierend. Vielen Dank, Frau Maathai, dass Sie uns Einblicke in Ihr Leben gewährt haben. Es war uns eine Ehre, Ihre Geschichte zu hören.</text:p>
      <text:p text:style-name="Standard"/>
      <text:p text:style-name="Standard">Wangari Maathai: Vielen Dank. Es ist wichtig, sich für diese Werte einzusetzen, um eine nachhaltige und gerechte Zukunft zu schaffen.</text:p>
      <text:p text:style-name="Standard"/>
      <text:p text:style-name="P3"/>
      <text:p text:style-name="P4">Wangari Maathai Persönliche Geschichte usw. (Podcast)</text:p>
      <text:p text:style-name="Standard">Überleitung: Hörspiel(?): Wangari Maathai war eine Frau, die vieles erreicht hat. Sie dient als Vorbild kenianischer Frauen. Sie zeigte, dass auch Frauen studieren, arbeiten und politisch engagiert sein können. Allgemein zeigte sie, dass Frauen alles können, was Männer auch können und sie tat genau das: sie ließ sich nicht von Männern, die behaupten sie könne oder dürfe etwas nicht, weil sie eine Frau war, stoppen.</text:p>
      <text:p text:style-name="Standard"/>
      <text:p text:style-name="Standard">Podcast-Moderator 1: Herzlich willkommen, liebe Zuhörerinnen und Zuhörer, zu einer weiteren fesselnden Episode von "Nachhaltig im Gespräch". Heute haben wir eine außergewöhnliche Persönlichkeit zu Gast, die nicht nur die Welt der Wissenschaft geprägt hat, sondern auch als Umweltschützerin und politische Aktivistin hervorsticht.</text:p>
      <text:p text:style-name="Standard"/>
      <text:p text:style-name="Standard">Podcast-Moderator 2: Genau, und wir haben das Privileg, Frau Wangari Maathai in unserer Runde zu begrüßen. Eine beeindruckende Frau mit einer ebenso beeindruckenden Lebensgeschichte.</text:p>
      <text:p text:style-name="Standard"/>
      <text:p text:style-name="Standard">Wangari Maathai: Guten Tag. Meine akademische Reise begann in den USA, wo ich Veterinäranatomie studierte und später in Europa forschte. 1971 wurde ich zur ersten kenianischen Professorin für Veterinäre Anatomie ernannt.</text:p>
      <text:p text:style-name="Standard"/>
      <text:p text:style-name="Standard">Podcast-Moderator 2: Eine faszinierende Karriere. Neben Ihrer wissenschaftlichen Tätigkeit sind Sie auch politisch aktiv geworden. Wie kam es dazu?</text:p>
      <text:p text:style-name="Standard"/>
      <text:p text:style-name="Standard">Wangari Maathai: Nach meiner Rückkehr nach Kenia engagierte ich mich in der Politik. 2002 wurde ich stellvertretende Umweltministerin und gründete 2002 die Partei "Mazingira Green Party of Kenya", die erste grüne Partei des Kontinents.</text:p>
      <text:p text:style-name="Standard"/>
      <text:p text:style-name="Standard">Podcast-Moderator 1: Das Green Belt Movement, das Sie ins Leben gerufen haben, spielt eine zentrale Rolle in Ihrem Wirken. Könnten Sie uns mehr darüber verraten?</text:p>
      <text:p text:style-name="Standard"/>
      <text:p text:style-name="Standard">Wangari Maathai: Natürlich. Das Green Belt Movement ist nicht nur ein Aufforstungsprojekt, sondern auch eine Initiative zur Stärkung von Frauen. Das Pflanzen von Bäumen hat positive Auswirkungen auf die Umwelt und bietet den Frauen eine nachhaltige Lebensgrundlage.</text:p>
      <text:p text:style-name="Standard"/>
      <text:p text:style-name="Standard">Podcast-Moderator 2: Ihr Engagement für Umweltschutz und Frauenrechte brachte jedoch auch Herausforderungen mit sich. Wie sind Sie damit umgegangen?</text:p>
      <text:p text:style-name="Standard"/>
      <text:soft-page-break/>
      <text:p text:style-name="Standard">Wangari Maathai: In den 1990er Jahren geriet ich in Konflikt mit der damaligen Regierung, was zu Inhaftierungen und Misshandlungen führte. Die Unterstützung von Organisationen wie Amnesty International war dabei entscheidend.</text:p>
      <text:p text:style-name="Standard"/>
      <text:p text:style-name="Standard">Podcast-Moderator 1: Trotz dieser Herausforderungen erhielten Sie internationale Anerkennung. Wie haben Sie diese Verbindungen genutzt?</text:p>
      <text:p text:style-name="Standard"/>
      <text:p text:style-name="Standard">Wangari Maathai: Internationale Zusammenarbeit ist entscheidend. Durch Mitgliedschaften in Organisationen wie dem Club of Rome setze ich mich für eine nachhaltige Zukunft ein. Mein Beitrag bei der UN-Klimakonferenz 2009 war ein weiterer Versuch, Bewusstsein zu schaffen.</text:p>
      <text:p text:style-name="Standard"/>
      <text:p text:style-name="Standard">Podcast-Moderator 2: Ihre Betonung von Umweltschutz und Frauenrechten hat tiefe Wurzeln. Wie hat Ihre persönliche Geschichte Sie geprägt?</text:p>
      <text:p text:style-name="Standard"/>
      <text:p text:style-name="Standard">Wangari Maathai: Meine Kindheit und Erfahrungen in den USA haben mir früh den Zusammenhang zwischen Demokratie und Frieden gezeigt. Diese Erkenntnis, verbunden mit meiner kulturellen Prägung, motivierte mich, mich für Umwelt, Demokratie und Frieden einzusetzen.</text:p>
      <text:p text:style-name="Standard"/>
      <text:p text:style-name="Standard">Podcast-Moderator 1: Abschließend, könnten Sie uns mehr über Ihre ausdrucksstarke Mimik erzählen?</text:p>
      <text:p text:style-name="Standard"/>
      <text:p text:style-name="Standard">Wangari Maathai: Mein Gesichtsausdruck spiegelt meine Leidenschaft für Natur, Demokratie, Frieden, Kultur und Familie wider. Bei Naturthemen zeigt sich Ehrfurcht, bei demokratischen Prinzipien Entschlossenheit und Hoffnung, und in kulturellen Diskussionen Stolz und Wertschätzung.</text:p>
      <text:p text:style-name="Standard"/>
      <text:p text:style-name="Standard">Podcast-Moderator 2: Vielen Dank, Frau Maathai, für diese tiefgreifenden Einblicke. Ihre Geschichte ist wahrlich inspirierend.</text:p>
      <text:p text:style-name="Standard"/>
      <text:p text:style-name="Standard">Wangari Maathai: Vielen Dank. Es ist wichtig, dass wir alle unseren Beitrag leisten, um eine nachhaltige und gerechte Welt zu schaffen.</text:p>
      <text:p text:style-name="Standard"/>
      <text:p text:style-name="Standard">Podcast-Moderator 1: Und das war eine weitere inspirierende Episode von "Nachhaltig im Gespräch". Wir hoffen, Sie bleiben uns treu. Bis zum nächsten Mal!</text:p>
      <text:soft-page-break/>
      <text:p text:style-name="P5">Bezug zum Heimatland (Interview)</text:p>
      <text:p text:style-name="Standard">Überleitung: Hörspiel(?): Wangari Maathai war eine Frauenrechtlerin in einem Land, in dem Frauen den Männern unterlegen waren. Sie war für die Demokratie in einem Land, in der eine unterdrückerische Autokratie herrschte. Sie war für den Frieden in einem Land, in dem die Regierung von Ethnischen-Konflikten profitierte und sie war für die Umwelt in einem Land, in dem Wirtschaftswachstum eine höhere Priorität als Nachhaltigkeit hatte.</text:p>
      <text:p text:style-name="Standard"/>
      <text:p text:style-name="Standard">Reporter 1: Herzlich willkommen, Frau Maathai. Wir sind begeistert, mit Ihnen über Ihre vielschichtige politische Rolle in Kenia zu sprechen. Lassen Sie uns direkt in Ihre Arbeit als Frauenrechtlerin eintauchen. Wie gestalteten Sie Ihr Engagement für die Gleichstellung der Geschlechter und welche Herausforderungen mussten Sie dabei bewältigen?</text:p>
      <text:p text:style-name="Standard"/>
      <text:p text:style-name="Standard">Wangari Maathai: Vielen Dank. Der Einsatz für die Gleichstellung der Geschlechter war ein grundlegendes Anliegen in meiner Arbeit. Durch Organisationen wie das Green Belt Movement strebte ich nicht nur ökologische Ziele an, sondern setzte mich aktiv für die Rechte und Bedürfnisse der Frauen in Kenia ein. Die Herausforderungen waren beträchtlich, da soziale Normen und Barrieren den Frauen den Zugang zu Bildung, Berufschancen und politischer Teilhabe erschwerten.</text:p>
      <text:p text:style-name="Standard"/>
      <text:p text:style-name="Standard">Reporter 2: Frau Maathai, im Jahr 2002 wurden Sie zur stellvertretenden Ministerin für Umweltschutz in Kenia ernannt. Könnten Sie uns mehr darüber erzählen, wie Sie sich in dieser Position für den Umweltschutz einsetzten und welche Verbindung zwischen Umweltschutz und sozialen/politischen Anliegen bestand?</text:p>
      <text:p text:style-name="Standard"/>
      <text:p text:style-name="Standard">Wangari Maathai: In meiner Rolle als stellvertretende Ministerin für Umweltschutz stand der aktive Umweltschutz im Mittelpunkt meiner Bemühungen. Ich setzte mich dafür ein, Umweltbewusstsein in politische Entscheidungen zu integrieren. Mir war wichtig, eine nachhaltige und gerechte Entwicklung zu fördern, die Umweltbelange mit sozialen und politischen Aspekten verknüpfte.</text:p>
      <text:p text:style-name="Standard"/>
      <text:p text:style-name="Standard">Reporter 1: Neben Ihrem Engagement für Frauenrechte und Umweltschutz waren Sie auch eine herausragende Aktivistin für Demokratie, Frieden und Meinungsfreiheit. Wie gingen Sie gegen Korruption und Unterdrückung vor, und welche Veränderungen konnten Sie in Kenia in Bezug auf Demokratiepolitik bewirken?</text:p>
      <text:p text:style-name="Standard"/>
      <text:p text:style-name="Standard">Wangari Maathai: In den 1990er Jahren spielte ich eine Schlüsselrolle während des politischen Umbruchs in Kenia. Mein Einsatz für Meinungsfreiheit, Demokratie und Bürgerrechte trug dazu bei, eine Atmosphäre des Wandels zu schaffen. Kenia durchlief einen Übergang von einer Autokratie zu demokratischen Prinzipien, und meine Bemühungen stärkten die politische Teilhabe und demokratischen Prozesse im Land.</text:p>
      <text:p text:style-name="Standard"/>
      <text:p text:style-name="Standard">Reporter 2: Frau Maathai, Sie haben das "Green Belt Movement" gegründet, das nicht nur ökologische Ziele verfolgte, sondern auch die soziale und wirtschaftliche Stellung von Frauen stärken sollte. Wie haben Sie durch diese Initiative positive Veränderungen in Kenia herbeigeführt?</text:p>
      <text:p text:style-name="Standard"/>
      <text:p text:style-name="Standard">Wangari Maathai: Das "Green Belt Movement" war ein ganzheitlicher Ansatz. Es trug nicht nur zur Wiederherstellung von Ökosystemen bei, sondern schuf auch Arbeitsmöglichkeiten für Frauen. Durch die Aufforstung und den Schutz natürlicher Ressourcen förderten wir nicht nur die Umwelt, sondern stärkten auch die Gemeinschaften, insbesondere die Frauen, die eine zentrale Rolle in Umweltangelegenheiten spielten.</text:p>
      <text:p text:style-name="Standard"/>
      <text:p text:style-name="Standard">Reporter 1: Abschließend, Frau Maathai, könnten Sie uns mehr über die Herausforderungen in Kenia erzählen, insbesondere in Bezug auf Frauenrechte, ethnische Konflikte und Umweltprobleme?</text:p>
      <text:p text:style-name="Standard"/>
      <text:p text:style-name="Standard">Wangari Maathai: Kenia stand vor vielfältigen Herausforderungen. Die Ungleichheit der Geschlechter war ein zentrales Thema, Frauen hatten beschränkten Zugang zu Bildung und politischer Teilhabe. Ethnische Konflikte und Spannungen zwischen verschiedenen Gruppen beeinträchtigten die soziale Harmonie. Die Abholzung und der Verlust traditioneller Lebensgrundlagen bedrohten die Umwelt. Diese Probleme dienten als Antrieb für mein Engagement, um positive Veränderungen für die Menschen in Kenia herbeizuführen.</text:p>
      <text:p text:style-name="Standard"/>
      <text:p text:style-name="Standard">Reporter 2: Vielen Dank, Frau Maathai, für Ihre tiefgründigen Einblicke und die Zeit, die Sie uns gewidmet haben. Es war uns eine Ehre, mit Ihnen zu sprechen.</text:p>
      <text:p text:style-name="Standard"/>
      <text:p text:style-name="Standard">Wangari Maathai: Ich danke Ihnen. Es war mir eine Freude, über diese wichtigen Themen zu sprechen, die das Herz meiner lebenslangen Arbeit ausmachen.</text:p>
      <text:p text:style-name="Standard"/>
      <text:soft-page-break/>
      <text:p text:style-name="P6">Green Belt Movement (Interview)</text:p>
      <text:p text:style-name="Standard">Überleitung: Video, füg ich noch ein</text:p>
      <text:p text:style-name="Standard"/>
      <text:p text:style-name="Standard">Reporter: Guten Tag, verehrte Zuschauerinnen und Zuschauer. Heute haben wir das Privileg, zwei außergewöhnliche Frauen zu interviewen, die aktiv am Green Belt Movement teilnehmen. Diese Bewegung, von der inspirierenden Wangari Maathai im Jahr 1977 gegründet, setzt sich nicht nur für den Umweltschutz ein, sondern hat auch das Ziel, das Leben der Frauen in Kenia nachhaltig zu verbessern. Herzlich willkommen!</text:p>
      <text:p text:style-name="Standard"/>
      <text:p text:style-name="Standard">Reporter: Frau Nyambura, Frau Akinyi, vielen Dank, dass Sie sich die Zeit genommen haben. Könnten Sie bitte unsere Zuschauer daran teilhaben lassen, wie Ihr Leben vor dem Green Belt Movement aussah?</text:p>
      <text:p text:style-name="Standard"/>
      <text:p text:style-name="Standard">Frau Nyambura: Guten Tag. Vor dem Green Belt Movement hatten viele Frauen, mich eingeschlossen, immense Schwierigkeiten. Der Mangel an Feuerholz zwang uns, unsere Kochgewohnheiten zu ändern. Statt nahrhafter traditioneller Gerichte kochten wir mehr kohlenhydratreiche Mahlzeiten, was zu Mangelernährung und Krankheiten bei unseren Kindern führte.</text:p>
      <text:p text:style-name="Standard"/>
      <text:p text:style-name="Standard">Reporter: Das ist wirklich bedauerlich. Frau Akinyi, könnten Sie uns erzählen, wie das Green Belt Movement Ihr Leben beeinflusst hat?</text:p>
      <text:p text:style-name="Standard"/>
      <text:p text:style-name="Standard">Frau Akinyi: Absolut. Seit meiner Teilnahme am Green Belt Movement hat sich mein Leben in vielerlei Hinsicht verbessert. Wir wurden nicht nur motiviert, Bäume zu pflanzen, um den Feuerholzmangel zu beheben, sondern erhielten auch Schulungen zu Bienenzucht, Forstwirtschaft und Lebensmitteltechnologie. Diese Fähigkeiten haben nicht nur unsere Umweltkenntnisse erweitert, sondern uns auch zu selbstständigeren Frauen gemacht.</text:p>
      <text:p text:style-name="Standard"/>
      <text:p text:style-name="Standard">Reporter: Das klingt nach einer umfassenden Veränderung. Könnten Sie uns mehr darüber erzählen, wie Sie als Teil des Green Belt Movement Frauen zu Bienenzüchterinnen, Forstwirten und Nahrungsmitteltechnikerinnen ausgebildet wurden?</text:p>
      <text:p text:style-name="Standard"/>
      <text:p text:style-name="Standard">Frau Nyambura: Natürlich. Das Green Belt Movement hat uns nicht nur dazu angeleitet, Bäume zu pflanzen. Es hat uns auch dazu ermutigt, verschiedene Fähigkeiten zu erwerben. Viele von uns wurden zu Bienenzüchterinnen ausgebildet. Wir lernten, wie wir Bienenstöcke pflegen und Honig produzieren können, was nicht nur zur Umwelterhaltung beiträgt, sondern auch eine Einkommensquelle für uns darstellt.</text:p>
      <text:p text:style-name="Standard"/>
      <text:p text:style-name="Standard">Frau Akinyi: Genau. Zusätzlich dazu erhielten wir Schulungen in Forstwirtschaft. Wir lernten, wie man Bäume pflegt, damit sie nicht nur schnell wachsen, sondern auch langfristig einen nachhaltigen Nutzen bieten können. Diese Fähigkeiten haben uns befähigt, nicht nur unsere Umwelt, sondern auch unsere eigenen kleinen Forstwirtschaften zu verwalten.</text:p>
      <text:p text:style-name="Standard"/>
      <text:p text:style-name="Standard">Reporter: Das ist beeindruckend. Wie haben Sie persönlich die Aufforstungsaktivitäten im Rahmen des Green Belt Movement erlebt?</text:p>
      <text:p text:style-name="Standard"/>
      <text:p text:style-name="Standard">Frau Nyambura: Das Pflanzen von Bäumen war eine lohnende Erfahrung. Am Weltumwelttag 1977, als die ersten sieben Bäume in Nairobi gepflanzt wurden, konnte ich spüren, dass dies der Beginn einer bedeutenden Bewegung war. Seitdem haben wir Frauen überall im Land Baumschulen angelegt und bis heute erstaunliche 45 Millionen Bäume gepflanzt.</text:p>
      <text:p text:style-name="Standard"/>
      <text:p text:style-name="Standard">Reporter: Das ist wirklich beeindruckend. Frau Akinyi, könnten Sie uns etwas mehr über die Anfänge des Green Belt Movement und die Entscheidung erzählen, Frauen das Pflanzen von Bäumen beizubringen?</text:p>
      <text:p text:style-name="Standard"/>
      <text:p text:style-name="Standard">Frau Akinyi: Zu Beginn waren einige Forstwirte verwirrt und fragten, warum Frauen das Pflanzen von Bäumen lernen sollten. Sie argumentierten, dass man dafür ein Diplom braucht. Doch Wangari Maathai war entschlossen, uns Frauen diese Fähigkeiten beizubringen und betonten, dass man kein Diplom benötigt, um Bäume zu pflanzen und für unsere Umwelt zu sorgen.</text:p>
      <text:p text:style-name="Standard"/>
      <text:p text:style-name="Standard">Reporter: Das ist eine starke Botschaft. Gab es Herausforderungen, als das Green Belt Movement beschloss, auf die Samenvergabe zu verzichten und stattdessen die Frauen dazu zu ermutigen, ihre eigenen Samen zu sammeln?</text:p>
      <text:p text:style-name="Standard"/>
      <text:p text:style-name="Standard">Frau Nyambura: Natürlich, das war eine bedeutende Veränderung. Doch Wangari Maathai erklärte, dass dies notwendig war, um sicherzustellen, dass die Frauen nicht von der Bewegung abhängig werden. Durch das Sammeln eigener Samen konnten wir einheimische Bäume schneller vermehren und unsere Unabhängigkeit bewahren.</text:p>
      <text:p text:style-name="Standard"/>
      <text:p text:style-name="Standard">Reporter: Eine interessante Entscheidung. Frau Akinyi, wie hat sich die finanzielle Belohnung für das erfolgreiche Pflanzen von Bäumen auf Ihr Leben und das Ihrer Gemeinschaft ausgewirkt?</text:p>
      <text:p text:style-name="Standard"/>
      <text:p text:style-name="Standard">Frau Akinyi: Die finanzielle Entschädigung war nicht nur eine Belohnung für unsere harte Arbeit, sondern auch eine Hilfe für unsere Gemeinschaften. Jeder erfolgreich gepflanzte Baum wurde mit etwa 4 US-Cent belohnt. Das mag vielleicht nicht viel erscheinen, aber für uns war es eine bedeutende Einnahmequelle, die dazu beitrug, unsere Lebensbedingungen zu verbessern.</text:p>
      <text:p text:style-name="Standard"/>
      <text:p text:style-name="Standard">Reporter: Das verdeutlicht, wie jede Aktion einen echten Unterschied machen kann. Abschließend, Frau Nyambura, wie hat das Green Belt Movement dazu beigetragen, die Ernährung in Ihrer Gemeinschaft zu verbessern?</text:p>
      <text:p text:style-name="Standard"/>
      <text:soft-page-break/>
      <text:p text:style-name="Standard">Frau Nyambura: Bevor das Green Belt Movement eingriff, hatten viele Frauen ihre Landwirtschaft auf profitablere Pflanzen wie Tee und Kaffee umgestellt. Dadurch haben wir verlernt, wie wichtig traditionelle Nahrungspflanzen sind. Die Bewegung hat uns gezeigt, wie wir diese traditionellen Pflanzen wieder anbauen können. Dadurch haben wir nicht nur eine gesündere Ernährung, sondern sind auch weniger abhängig von ungesunden Lebensmitteln auf dem Markt.</text:p>
      <text:p text:style-name="Standard"/>
      <text:p text:style-name="Standard">Reporter: Das Green Belt Movement hat wirklich eine transformative Wirkung. Zum Abschluss, könnten Sie uns vielleicht eine persönliche Erfahrung oder eine Botschaft teilen, die Ihre Reise mit dem Green Belt Movement zusammenfasst?</text:p>
      <text:p text:style-name="Standard"/>
      <text:p text:style-name="Standard">Frau Akinyi: Für mich persönlich hat das Green Belt Movement nicht nur mein Verständnis für Umweltschutz erweitert, sondern auch meine Fähigkeiten und meine Unabhängigkeit gestärkt. Die Botschaft, die ich teilen möchte, ist, dass jede Frau die Macht hat, positive Veränderungen herbeizuführen, angefangen bei der eigenen Umwelt bis hin zur Stärkung der Gemeinschaft.</text:p>
      <text:p text:style-name="Standard"/>
      <text:p text:style-name="Standard">Frau Nyambura: Genau. Wenn wir Frauen zusammenkommen und uns für eine nachhaltige Zukunft einsetzen, können wir Wunder bewirken. Das Green Belt Movement hat gezeigt, dass wir gemeinsam Großes erreichen können, und ich ermutige jede Frau, sich diesem Weg anzuschließen.</text:p>
      <text:p text:style-name="Standard"/>
      <text:p text:style-name="Standard">Reporter: Vielen Dank, Frau Nyambura und Frau Akinyi, für diese inspirierenden Einblicke in Ihr Engagement beim Green Belt Movement. Ihre Geschichten sind nicht nur berührend, sondern auch ein Aufruf zur Handlung für uns alle. Wir wünschen Ihnen weiterhin viel Erfolg auf Ihrem Weg.</text:p>
      <text:p text:style-name="Standard"/>
      <text:p text:style-name="P7"/>
      <text:p text:style-name="P8">Seminar zur Demokratie</text:p>
      <text:p text:style-name="Standard">Überleitung: Video, füg ich noch ein</text:p>
      <text:p text:style-name="Standard"/>
      <text:p text:style-name="Standard">Lehrer Müller: Guten Morgen, Klasse! Heute erleben wir eine einzigartige Unterrichtsstunde im Rahmen des "Civic and Environmental Education"-Programms, organisiert vom Green Belt Movement. Herzlich willkommen, Frau Achieng und Frau Wanjiku. Freut euch auf eine lebhafte Diskussion!</text:p>
      <text:p text:style-name="Standard"/>
      <text:p text:style-name="Standard">Lehrer Müller: Lassen Sie uns gleich starten. Welche Probleme sehen Sie in Ihren Gemeinden und in Kenia allgemein?</text:p>
      <text:p text:style-name="Standard"/>
      <text:p text:style-name="Standard">Teilnehmerin Achieng: (spielend) Es gibt viele Herausforderungen, Herr Lehrer, von AIDS über Familienplanung bis hin zu niedrigen Pflanzenpreisen.</text:p>
      <text:p text:style-name="Standard"/>
      <text:p text:style-name="Standard">Teilnehmerin Wanjiku: (spielend) Ganz genau. Einzeleltern stehen vor besonderen Schwierigkeiten, und Korruption hat viele Bereiche unseres Lebens infiltriert.</text:p>
      <text:p text:style-name="Standard"/>
      <text:p text:style-name="Standard">Lehrer Müller: Richtig, und viele von Ihnen machen die Regierung für diese Probleme verantwortlich.</text:p>
      <text:p text:style-name="Standard"/>
      <text:p text:style-name="Standard">Teilnehmerin Achieng: (spielend) Ja, es scheint, als ob die Regierung für vieles verantwortlich ist.</text:p>
      <text:p text:style-name="Standard"/>
      <text:p text:style-name="Standard">Lehrer Müller: Doch dann führe ich eine Analogie ein: dass es so ist, als ob man falsche Schritte macht oder mit dem falschen Bus fährt und dann an einem falschen Ort landet. Das bringt Sie zum Nachdenken, ob einige dieser Probleme auch von Ihnen selbst verursacht wurden.</text:p>
      <text:p text:style-name="Standard"/>
      <text:p text:style-name="Standard">Teilnehmerin Wanjiku: (spielend) Diese Analogie bringt uns wirklich zum Überlegen. Wir müssen uns bewusst machen, dass wir auch einen Einfluss auf unsere Situation haben.</text:p>
      <text:p text:style-name="Standard"/>
      <text:p text:style-name="Standard">Lehrer Müller: Genau. Das führt uns zu der Frage, warum Menschen sich überhaupt verirren. Wir schreiben die Antworten auf.</text:p>
      <text:p text:style-name="Standard"/>
      <text:p text:style-name="Standard">Teilnehmerin Achieng: (spielend) Es gibt viele Gründe, aber oft spielt Verwirrung und die Angst vor dem Fragen eine entscheidende Rolle.</text:p>
      <text:p text:style-name="Standard"/>
      <text:p text:style-name="Standard">Lehrer Müller: Richtig. Dann fragen wir uns, ob Sie glauben, dass Sie diese Probleme haben, weil Sie den falschen Weg gegangen sind.</text:p>
      <text:p text:style-name="Standard"/>
      <text:p text:style-name="Standard">Teilnehmerin Wanjiku: (spielend) Das ist eine tiefgehende Überlegung. Wir erkennen, dass unsere eigenen Entscheidungen zu unseren Problemen beitragen können.</text:p>
      <text:p text:style-name="Standard"/>
      <text:p text:style-name="Standard">Lehrer Müller: Danach betrachten wir genauer, warum Sie sich verirrt haben, und mithilfe Ihrer Antworten finden wir heraus, dass mehr Bildung, besonders für die Kinder, benötigt wird.</text:p>
      <text:p text:style-name="Standard"/>
      <text:p text:style-name="Standard">Teilnehmerin Achieng: (spielend) Bildung ist der Schlüssel. Sie gibt uns nicht nur das Wissen, sondern auch den Mut, den "Busfahrer" - also die Regierung - mit unseren Fragen zu konfrontieren.</text:p>
      <text:p text:style-name="Standard"/>
      <text:p text:style-name="Standard">Lehrer Müller: Absolut. Diese Unterrichtsstunde verdeutlicht, dass es ein wesentlicher Bestandteil der Demokratie ist, Fragen zu stellen und auch mal die Regierung mit diesen Fragen zu konfrontieren. Durch Bildung könnt ihr nicht nur euren eigenen Weg finden, sondern auch dazu beitragen, positive Veränderungen in eurer Gemeinschaft zu bewirken. Großartige Diskussion heute!</text:p>
      <text:p text:style-name="Standard"/>
      <text:p text:style-name="P9"/>
      <text:p text:style-name="P10">Protest 1989</text:p>
      <text:p text:style-name="Standard">Überleitung:<text:s/>Hörspiel: 1989 erfuhr Maathai, dass der damalige Präsident Daniel arap Moi einen Wolkenkratzer sowie eine Statue von ihm in dem Uhuru Park, einer der wenigen Nationalparks, errichten wollte.</text:p>
      <text:p text:style-name="Standard"/>
      <text:p text:style-name="Standard">Reporter: Herzlich willkommen, liebe Zuschauerinnen und Zuschauer, zu einem fesselnden Interview mit zwei außergewöhnlichen Persönlichkeiten, die sich leidenschaftlich gegen die geplante Errichtung eines Wolkenkratzers und einer Statue im Uhuru Park einsetzen. Wangari Maathai und John Kamau sind hier, um uns ihre Geschichte zu erzählen. Wangari, können Sie uns bitte detailliert berichten, wie Sie von den Bauplänen erfahren haben?</text:p>
      <text:p text:style-name="Standard"/>
      <text:p text:style-name="Standard">Wangari Maathai: Natürlich. Mein Kollege, ein aufmerksamer Umweltschützer, hat mich über die Pläne der Regierung informiert. Als er mir von einem Wolkenkratzer und einer Statue im wunderschönen Uhuru Park erzählte, war ich schockiert und entschlossen, dagegen vorzugehen.</text:p>
      <text:p text:style-name="Standard"/>
      <text:p text:style-name="Standard">John Kamau: Es war, als würde man versuchen, die Lunge unserer Stadt zu durchbohren. Der Uhuru Park ist nicht nur ein Park; er ist unser Rückzugsort, unsere grüne Oase inmitten des städtischen Trubels.</text:p>
      <text:p text:style-name="Standard"/>
      <text:p text:style-name="Standard">Reporter: Wie haben Sie auf diese alarmierenden Neuigkeiten reagiert?</text:p>
      <text:p text:style-name="Standard"/>
      <text:p text:style-name="Standard">Wangari Maathai: Wir haben sofort gehandelt. Unsere Proteste manifestierten sich in eloquenten Schreiben, die gegen das Projekt argumentierten. Diese wurden an die Kenya Times, den Präsidenten, die Nairobi City Commission, den Umweltminister, die UNEP, das Environment Liaison Centre International, die UNESCO, das Ministerium für öffentliche Arbeiten und viele andere relevante Organisationen gesandt.</text:p>
      <text:p text:style-name="Standard"/>
      <text:p text:style-name="Standard">John Kamau: Wir wollten sicherstellen, dass unsere Stimmen gehört werden. Diese Baupläne waren nicht nur unsinnig, sondern auch eine Bedrohung für die Natur und die Gemeinschaft.</text:p>
      <text:p text:style-name="Standard"/>
      <text:p text:style-name="Standard">Reporter: Wie reagierte die Regierung auf Ihren energischen Widerstand?</text:p>
      <text:p text:style-name="Standard"/>
      <text:p text:style-name="Standard">Wangari Maathai: Der Präsident selbst versuchte, uns zum Schweigen zu bringen. In einer Rede am 12. Dezember 1989 versuchte er, mich als "traditionelle Frau" zu bezeichnen, die angeblich den Männern Respekt zollen sollte.</text:p>
      <text:p text:style-name="Standard"/>
      <text:p text:style-name="Standard">John Kamau: Diese Bemerkung war nicht nur beleidigend, sondern auch ein verzweifelter Versuch, uns einzuschüchtern. Doch wir ließen uns davon nicht entmutigen.</text:p>
      <text:p text:style-name="Standard"/>
      <text:p text:style-name="Standard">Reporter: Wie haben Sie sich persönlich gegen die Einschüchterungsversuche der Regierung gestellt?</text:p>
      <text:p text:style-name="Standard"/>
      <text:p text:style-name="Standard">Wangari Maathai: Die Regierung zwang mich, mein Büro zu verlassen. Aber ich habe mich davon nicht bremsen lassen. Ich organisierte das Green Belt Movement weiterhin von meinem Haus aus. Die Bewegung ließ sich nicht unterkriegen.</text:p>
      <text:p text:style-name="Standard"/>
      <text:p text:style-name="Standard">John Kamau: Die Regierung unternahm sogar den Versuch, eine Untersuchung gegen das Green Belt Movement einzuleiten, um es zu schließen. Doch sie fanden keinen legitimen Grund dafür, und so konnte unsere Arbeit weitergehen.</text:p>
      <text:p text:style-name="Standard"/>
      <text:p text:style-name="Standard">Reporter: Wie beeinflussten Ihre intensiven Proteste die politische Landschaft und das Projekt selbst?</text:p>
      <text:p text:style-name="Standard"/>
      <text:p text:style-name="Standard">Wangari Maathai: Unsere lauten Proteste und die konstante Präsenz in den Medien führten dazu, dass ausländische Investoren ihre Unterstützung zurückzogen. Das wiederum zwang die Regierung dazu, das umstrittene Projekt im Januar 1990 aufzugeben.</text:p>
      <text:p text:style-name="Standard"/>
      <text:p text:style-name="Standard">John Kamau: Das war ein triumphaler Moment für all jene, die sich für den Schutz unserer Umwelt und unserer öffentlichen Räume einsetzen. Es zeigt, dass kollektiver Widerstand und eine vereinte Stimme tatsächlich Veränderungen bewirken können.</text:p>
      <text:p text:style-name="Standard"/>
      <text:p text:style-name="Standard">Reporter: Vielen Dank, Wangari Maathai und John Kamau, für Ihre beeindruckende Standhaftigkeit und Ihren entschlossenen Einsatz im Namen des Uhuru Parks und der gesamten Gemeinschaft.</text:p>
      <text:p text:style-name="Standard"/>
      <text:p text:style-name="P11"/>
      <text:p text:style-name="P12">Protest 1992 Gespräch mit Politiker</text:p>
      <text:p text:style-name="Standard">Überleitung: Video, füg ich noch ein</text:p>
      <text:p text:style-name="Standard"/>
      <text:p text:style-name="Standard">Frau Njeri: Guten Tag, Herr Kimani. Wir sind hier, um Ihre Aufmerksamkeit auf ein äußerst dringendes Anliegen zu lenken, das nicht nur uns betrifft, sondern auch die Grundprinzipien der Meinungsfreiheit und Gerechtigkeit in unserer Gesellschaft. Unsere Söhne, Freunde und Verwandten sitzen aktuell wegen politischer Äußerungen, die als kritisch gegenüber der Regierung interpretiert wurden, im Gefängnis. Wir setzen uns energisch für ihre Freilassung ein.</text:p>
      <text:p text:style-name="Standard"/>
      <text:p text:style-name="Standard">Politiker Kimani: Guten Tag, Damen. Ich bin mir bewusst, dass Sie und Ihre Mitstreiterinnen sich aktiv und leidenschaftlich für diese Angelegenheit einsetzen. Lassen Sie mich versichern, dass ich Ihre Anliegen ernst nehme. Was genau kann ich für Sie tun?</text:p>
      <text:p text:style-name="Standard"/>
      <text:p text:style-name="Standard">Frau Wambui: Herr Kimani, wir waren kürzlich im Uhuru Park, dem Herzstück unserer Stadt, wo wir Plakate mit klaren Forderungen für die Freilassung unserer Angehörigen aufgehängt haben. Darüber hinaus haben wir ein umfassendes Dokument vorbereitet, das unsere Argumente und rechtlichen Grundlagen detailliert darlegt.</text:p>
      <text:p text:style-name="Standard"/>
      <text:p text:style-name="Standard">Politiker Kimani: Ich sehe, Sie haben sich gründlich vorbereitet. Es ist wichtig, dass Ihre Anliegen ordnungsgemäß dokumentiert sind. Ich versichere Ihnen, dass ich dieses Dokument persönlich an die zuständigen Stellen weiterleiten werde.</text:p>
      <text:p text:style-name="Standard"/>
      <text:p text:style-name="Standard">Frau Njeri: Herr Kimani, unser Kampf ist kein persönlicher Angriff gegen Sie oder die Regierung. Wir suchen nach Gerechtigkeit und einem fairen Prozess für unsere Angehörigen.</text:p>
      <text:p text:style-name="Standard"/>
      <text:p text:style-name="Standard">Politiker Kimani: Frau Njeri, ich schätze Ihr Engagement und kann die emotionalen Herausforderungen, mit denen Sie konfrontiert sind, nachvollziehen. Bitte verstehen Sie, dass dies eine komplexe Angelegenheit ist, und ich werde sicherstellen, dass Ihre Anliegen weitergeleitet werden.</text:p>
      <text:p text:style-name="Standard"/>
      <text:p text:style-name="Standard">Frau Wambui: Aber Herr Kimani, unsere Söhne sitzen seit Wochen ohne formelle Anklage im Gefängnis. Das ist nicht nur eine Frage der Rechtmäßigkeit, sondern auch der Menschenrechte.</text:p>
      <text:p text:style-name="Standard"/>
      <text:p text:style-name="Standard">Politiker Kimani: Frau Wambui, ich verstehe Ihre Sorgen, und ich werde dies in meiner Mitteilung an die Regierung betonen. Die Situation wird gründlich überprüft, und ich versichere Ihnen, dass angemessen darauf reagiert wird.</text:p>
      <text:p text:style-name="Standard"/>
      <text:p text:style-name="P13"/>
      <text:p text:style-name="P14">Protest 1992 Interview mit Priester</text:p>
      <text:p text:style-name="Standard">Video, füg ich noch ein</text:p>
      <text:p text:style-name="Standard"/>
      <text:p text:style-name="Standard">Reporter 1: Guten Tag, Pater Kioko. Wir sind hier, um mit Ihnen über die bemerkenswerten Ereignisse im Uhuru Park und der<text:s/>darauffolgenden<text:s/>Bewegung zu sprechen. Können Sie uns mehr über die Anfänge dieses Protests erzählen?</text:p>
      <text:p text:style-name="Standard"/>
      <text:p text:style-name="Standard">Pater Kioko: Herzlich willkommen. Die Anfänge dieser Bewegung sind tief in der Sorge und dem Wunsch nach Gerechtigkeit der Frauen verwurzelt. Es begann im Uhuru Park, als sie sich versammelten, um gegen die ungerechtfertigten Inhaftierungen ihrer Söhne, Freunde und Verwandten zu protestieren.</text:p>
      <text:p text:style-name="Standard"/>
      <text:p text:style-name="Standard">Reporter 2: Das klingt sehr bewegend. Wie haben die Frauen ihre Forderungen kommuniziert?</text:p>
      <text:p text:style-name="Standard"/>
      <text:p text:style-name="Standard">Pater Kioko: Nachdem sie eindrucksvolle Plakate in der Stadt aufgehängt hatten, begaben sie sich zu einem Berater der Regierung und überreichten ihm ein Dokument, das ihre Argumente und Forderungen enthielt. Leider wurden sie mit einer Lüge konfrontiert, als der Berater versicherte, dass die Regierung ihre Anliegen prüfen würde.</text:p>
      <text:p text:style-name="Standard"/>
      <text:p text:style-name="Standard">Reporter 1: Dann entschied sich Wangari Maathai für einen Hungerstreik. Wie hat sich diese Aktion entwickelt?</text:p>
      <text:p text:style-name="Standard"/>
      <text:p text:style-name="Standard">Pater Kioko: Wangari Maathai und die anderen Frauen starteten einen Hungerstreik am Freedom Corner. Ein mutiger Akt des Widerstands, der andauerte, bis ihre Forderungen erfüllt würden. Am dritten Tag gesellten sich Menschen dazu, die Opfer von Folter waren, und berichteten den Protestierenden von ihren schmerzhaften Erfahrungen.</text:p>
      <text:p text:style-name="Standard"/>
      <text:p text:style-name="Standard">Reporter 2: Am dritten Tag erfolgte die gewaltsame Reaktion der Regierung. Was passierte danach?</text:p>
      <text:p text:style-name="Standard"/>
      <text:p text:style-name="Standard">Pater Kioko: Es war ein tragischer Moment. Die Regierung antwortete mit Gewalt, und die Frauen reagierten auf ihre Weise. Nach afrikanischer Tradition zogen sie sich aus, symbolisch, um zu zeigen, dass die Soldaten und Polizisten ihre eigenen Mütter verletzten. Nach diesem Vorfall suchten die Frauen Schutz in unserem Kirchenbunker.</text:p>
      <text:p text:style-name="Standard"/>
      <text:p text:style-name="Standard">Reporter 1: Das ist erschütternd. Wie ging es weiter, insbesondere mit Wangari Maathai?</text:p>
      <text:p text:style-name="Standard"/>
      <text:soft-page-break/>
      <text:p text:style-name="Standard">Pater Kioko: Nach der gewaltsamen Konfrontation wurden viele Frauen, darunter Wangari Maathai, schwer verletzt. Wangari lag sogar im Koma. Die Protestierenden brachten die Verletzten in Krankenhäuser. Am nächsten Tag kehrten die Frauen zum Uhuru Park zurück und suchten Zuflucht in unserer Kirche.</text:p>
      <text:p text:style-name="Standard"/>
      <text:p text:style-name="Standard">Reporter 2: In der Kirche und dem Bunker fanden Treffen und Diskussionen statt. Können Sie uns mehr darüber erzählen?</text:p>
      <text:p text:style-name="Standard"/>
      <text:p text:style-name="Standard">Pater Kioko: Ja, in unserer Kirche und dem dazugehörigen Bunker fanden Treffen statt, bei denen sich Menschen versammelten, manchmal bis zu 1000. Hier sprachen sie über Demokratie, die Regierung und ihre Erfahrungen. Diese Versammlungen waren entscheidend, um die Menschen darüber aufzuklären, dass politische Meinungsäußerungen nicht zur Inhaftierung führen sollten und friedliche Proteste legitim sind.</text:p>
      <text:p text:style-name="Standard"/>
      <text:p text:style-name="Standard">Reporter 1: Was geschah nach den 11 Monaten des Versteckens?</text:p>
      <text:p text:style-name="Standard"/>
      <text:p text:style-name="Standard">Pater Kioko: Nach 11 Monaten wagten sich die Frauen wieder ins Licht. Ihre Standhaftigkeit und ihre Überzeugungen führten dazu, dass die politischen Gefangenen freigelassen wurden. Es war ein triumphaler Moment und markierte das Ende eines intensiven Kampfes.</text:p>
      <text:p text:style-name="Standard"/>
      <text:p text:style-name="Standard">Reporter 2: Vielen Dank, Pater Kioko, für diese tiefen Einblicke in diese bewegende Zeit aus Ihrer Perspektive.</text:p>
      <text:p text:style-name="Standard"/>
      <text:p text:style-name="P15"/>
      <text:p text:style-name="P16">Protest um den Karura Forest 1998</text:p>
      <text:p text:style-name="Standard">Video, füg ich noch ein</text:p>
      <text:p text:style-name="Standard"/>
      <text:p text:style-name="Standard">Reporter: Herzlich willkommen. Wir befinden uns hier im Karura Forest, wo eine bedeutende Ankündigung des Präsidenten gerade für Aufsehen gesorgt hat. Ich stehe hier mit Wangari Maathai und John Kariuki, zwei Aktivisten, die eine zentrale Rolle im Protest gegen den geplanten Verkauf von öffentlichem Land gespielt haben. Wangari, könnten Sie uns Ihre erste Reaktion auf die jüngste Ankündigung des Präsidenten schildern?</text:p>
      <text:p text:style-name="Standard"/>
      <text:p text:style-name="Standard">Wangari Maathai: Guten Tag. Diese Nachricht ist für uns alle eine enorme Erleichterung. Es fühlt sich an, als ob unser Einsatz und unsere Bemühungen endlich gehört wurden.</text:p>
      <text:p text:style-name="Standard"/>
      <text:p text:style-name="Standard">John Kariuki: Absolut. Es ist eine Bestätigung dafür, dass kollektive Anstrengungen wirklich Veränderungen bewirken können.</text:p>
      <text:p text:style-name="Standard"/>
      <text:p text:style-name="Standard">Reporter: Lassen Sie uns zurückblicken. Wie begann der Protest, und was waren die Schlüsselmomente?</text:p>
      <text:p text:style-name="Standard"/>
      <text:p text:style-name="Standard">Wangari Maathai: Als wir von den Plänen der Regierung erfuhren, hier im Karura Forest Land zu verkaufen, waren wir empört. Wir haben unverzüglich Maßnahmen ergriffen. Briefe wurden geschrieben, aber wir haben auch symbolisch Bäume gepflanzt, um gegen die drohende Zerstörung zu protestieren.</text:p>
      <text:p text:style-name="Standard"/>
      <text:p text:style-name="Standard">John Kariuki: Als wir dann Anfang des Jahres hierher zurückkehrten, um erneut Bäume zu pflanzen, wurden wir vor Ort mit Widerstand konfrontiert. Arbeiter versuchten uns zu blockieren, und als wir dennoch versuchten, Bäume zu setzen, wurden wir sogar angegriffen.</text:p>
      <text:p text:style-name="Standard"/>
      <text:p text:style-name="Standard">Reporter: Das klingt nach einer äußerst herausfordernden Situation. Wie reagierten Sie darauf?</text:p>
      <text:p text:style-name="Standard"/>
      <text:p text:style-name="Standard">Wangari Maathai: Es war eine schockierende Erfahrung, aber wir dokumentierten den Angriff, filmten alles, und als diese Bilder die Öffentlichkeit erreichten, begann eine Welle der Empörung.</text:p>
      <text:p text:style-name="Standard"/>
      <text:p text:style-name="Standard">John Kariuki: Genau. Die Menschen waren entsetzt über die Gewalt, die gegen friedliche Umweltschützer eingesetzt wurde. Dieser Vorfall mobilisierte noch mehr Unterstützung für unsere Sache.</text:p>
      <text:p text:style-name="Standard"/>
      <text:p text:style-name="Standard">Reporter: Wie entwickelte sich der Protest weiter?</text:p>
      <text:p text:style-name="Standard"/>
      <text:p text:style-name="Standard">Wangari Maathai: Die Wut in der Öffentlichkeit wuchs, und schließlich zwang diese Empörung den Präsidenten zum Handeln. Vor kurzem, am 16. August 1999, verkündete er das Verbot des Verkaufs von öffentlichem Land im Karura Forest.</text:p>
      <text:p text:style-name="Standard"/>
      <text:p text:style-name="Standard">John Kariuki: Ein bedeutender Sieg für die Natur und für all diejenigen, die sich gemeinsam für ihren Schutz eingesetzt haben.</text:p>
      <text:p text:style-name="Standard"/>
      <text:p text:style-name="Standard">Reporter: Vielen Dank, Wangari Maathai und John Kariuki, für Ihre Entschlossenheit und die Details zu den Ereignissen. Wir werden sicherlich weiterhin die Entwicklungen hier im Karura Forest im Auge behalten.</text:p>
      <text:p text:style-name="Standard"/>
      <text:p text:style-name="P17"/>
      <text:p text:style-name="P18">Wangari Maathai’s Politischer Aktivismus<text:s/>(Podcast)</text:p>
      <text:p text:style-name="Standard">Überleitung: Hörspiel(?): Wangari Maathai versuchte die Opposition der KANU in den Wahlen zu vereinigen, da diese<text:s/>aktiv<text:s/>versuchte, die Demokratie einzuschränken.</text:p>
      <text:p text:style-name="Standard"/>
      <text:p text:style-name="Standard">Podcast-Moderator 1: Herzlich willkommen zu einer neuen Episode von "Im Dialog mit Wangari Maathai". Heute tauchen wir tief in die politische Geschichte dieser beeindruckenden Frau ein. Guten Tag, Frau Maathai.</text:p>
      <text:p text:style-name="Standard"/>
      <text:p text:style-name="Standard">Wangari Maathai: Guten Tag. Es freut mich hier zu sein.</text:p>
      <text:p text:style-name="Standard"/>
      <text:p text:style-name="Standard">Podcast-Moderator 2: In dieser Episode werden wir uns auf verschiedene Wahlen und politische Herausforderungen konzentrieren, die Sie erlebt haben. Lassen Sie uns mit den Wahlen von 1992 beginnen. Welche internen Konflikte und Herausforderungen gab es bei dem Versuch, die Opposition zu vereinen?</text:p>
      <text:p text:style-name="Standard"/>
      <text:p text:style-name="Standard">Wangari Maathai: Die Opposition war stark zerrissen. Persönliche Ambitionen und unterschiedliche politische Visionen erschwerten die Einigung. Die Gründung der "Middle Ground Group" sollte eine Brücke zwischen den verschiedenen Gruppen schlagen, aber es war schwierig, eine gemeinsame Agenda zu finden.</text:p>
      <text:p text:style-name="Standard"/>
      <text:p text:style-name="Standard">Podcast-Moderator 1: Die Wahlen von 1997 waren ebenfalls komplex. Sie traten als Unabhängige an, aber es gab Gerüchte über einen Rückzug. Was geschah genau?</text:p>
      <text:p text:style-name="Standard"/>
      <text:p text:style-name="Standard">Wangari Maathai: Falsche Gerüchte über meinen Rückzug wurden verbreitet, um meine Unterstützung zu untergraben. Der Wahltag war von Verwirrung geprägt, und die Falschinformationen beeinflussten die Dynamik der Wahl.</text:p>
      <text:p text:style-name="Standard"/>
      <text:p text:style-name="Standard">Podcast-Moderator 2: Springen wir zu den Wahlen von 2002. Ihr Sieg war ein Wendepunkt. Was bedeutete er für Sie und Ihre politische Vision?</text:p>
      <text:p text:style-name="Standard"/>
      <text:p text:style-name="Standard">Wangari Maathai: Der Sieg 2002 war ein Triumph für die demokratischen Kräfte, die für Veränderung kämpften. Es beendete die jahrelange Herrschaft der KANU und eröffnete neue Möglichkeiten für eine nachhaltige politische Entwicklung.</text:p>
      <text:p text:style-name="Standard"/>
      <text:p text:style-name="Standard">Podcast-Moderator 1: 2007 stellten Sie sich für die PNU auf, verloren aber. Wie haben Sie diese Zeit erlebt?</text:p>
      <text:p text:style-name="Standard"/>
      <text:soft-page-break/>
      <text:p text:style-name="Standard">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Standard"/>
      <text:p text:style-name="Standard">Podcast-Moderator 2: Lassen Sie uns zur Wahl 2002 zurückkehren. Welche Rolle spielte die Gründung der Mazingira Green Party of Kenya in diesem politischen Umfeld?</text:p>
      <text:p text:style-name="Standard"/>
      <text:p text:style-name="Standard">Wangari Maathai: Die Gründung der Mazingira Green Party of Kenya war ein Schritt, um Umweltfragen stärker in den politischen Fokus zu rücken. Die Partei sollte eine Plattform für Umweltaktivismus und nachhaltige Entwicklung bieten.</text:p>
      <text:p text:style-name="Standard"/>
      <text:p text:style-name="Standard">Podcast-Moderator 1: 2007 stellten Sie sich für die PNU auf, verloren aber. Wie haben Sie diese Zeit erlebt?</text:p>
      <text:p text:style-name="Standard"/>
      <text:p text:style-name="Standard">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Standard"/>
      <text:p text:style-name="Standard">Podcast-Moderator 2: Abschließend, könnten Sie uns mehr über Ihre Erfahrungen bei den Wahlen im Jahr 2007 erzählen und wie Sie die Forderung nach einer Neuzählung der Stimmen erlebten?</text:p>
      <text:p text:style-name="Standard"/>
      <text:p text:style-name="Standard">Wangari Maathai: Die Wahlen 2007 waren von Unsicherheit und politischer Spannung geprägt. Die Forderung nach einer Neuzählung basierte auf dem Wunsch nach Transparenz und Fairness. Es war wichtig, dass beide Seiten Vertrauen in den demokratischen Prozess hatten.</text:p>
      <text:p text:style-name="Standard"/>
      <text:p text:style-name="Standard">Podcast-Moderator 1: Frau Maathai, Sie haben nicht nur in den politischen Wahlen, sondern auch in Zeiten ethnischer Konflikte eine herausragende Rolle gespielt. Wie sind Sie mit der eskalierenden Gewalt in Kenia im Jahr 1993 umgegangen?</text:p>
      <text:p text:style-name="Standard"/>
      <text:p text:style-name="Standard">Wangari Maathai: Die ethnischen Konflikte waren eine traurige Realität, und ich konnte nicht untätig zusehen. Gemeinsam mit Freunden und der Presse reiste ich in die betroffenen Regionen, pflanzte symbolische "Bäume des Friedens" und versuchte, die Menschen zum gewaltfreien Dialog zu bewegen.</text:p>
      <text:p text:style-name="Standard"/>
      <text:p text:style-name="Standard">Podcast-Moderator 2: Wie hat die Regierung auf Ihre Bemühungen reagiert, insbesondere nachdem Sie Bäume im Karura Forest pflanzten und sich gegen den Verkauf von öffentlichem Land einsetzten?</text:p>
      <text:p text:style-name="Standard"/>
      <text:p text:style-name="Standard">Wangari Maathai: Die Regierung reagierte mit Ablehnung und versuchte, meine Aktionen zu unterbinden. Der Vorfall im Karura Forest im Jahr 1999, als wir angegriffen wurden, zeigt, wie sehr die Regierung gegen unseren Einsatz für Umweltschutz und soziale Gerechtigkeit war.</text:p>
      <text:p text:style-name="Standard"/>
      <text:p text:style-name="Standard">Podcast-Moderator 1: Springen wir zu den Ereignissen von 1997. Sie wurden zu einem Treffen in Tokyo eingeladen, aber es gab Bedenken, ob die Regierung Sie reisen lassen würde. Wie haben Sie diese Situation erlebt?</text:p>
      <text:p text:style-name="Standard"/>
      <text:p text:style-name="Standard">Wangari Maathai: Es war eine heikle Situation. Die Regierung versuchte, meine Bewegungen zu kontrollieren und mich zu diffamieren. Die Einladung nach Tokyo durch das Green Cross International, initiiert von Mikhail Gorbachev, führte zu internationaler Aufmerksamkeit, und die Regierung sah sich gezwungen, meine Reise zu erlauben.</text:p>
      <text:p text:style-name="Standard"/>
      <text:p text:style-name="Standard">Podcast-Moderator 2: Schließlich, im Jahr 2005, wurden Sie zur ersten Präsidentin des African Union’s Economic, Social and Cultural Council (ECOSCO) gewählt. Wie hat diese Position Ihre fortwährende Arbeit beeinflusst?</text:p>
      <text:p text:style-name="Standard"/>
      <text:p text:style-name="Standard">Wangari Maathai: Die Wahl zur Präsidentin von ECOSCO war eine Ehre und ermöglichte es mir, auf internationaler Ebene für Umweltschutz und soziale Belange einzutreten. Es stellte eine Plattform dar, um gemeinsam an globalen Umweltproblemen zu arbeiten.</text:p>
      <text:p text:style-name="Standard"/>
      <text:p text:style-name="Standard">Podcast-Moderator 1: Abschließend, könnten Sie uns etwas über Ihre Beteiligung an der "Billion Tree Campaign" erzählen und wie diese Initiative die Zusammenarbeit zwischen Nationen und Organisationen stärkte?</text:p>
      <text:p text:style-name="Standard"/>
      <text:p text:style-name="Standard">Wangari Maathai: Die "Billion Tree Campaign" war ein bahnbrechendes Projekt, das von UNEP organisiert wurde. Es vereinte Menschen und Organisationen weltweit mit dem Ziel, eine Milliarde Bäume zu pflanzen. Diese Initiative betonte die Notwendigkeit internationaler Zusammenarbeit, um Umweltbedingungen zu verbessern, und verdeutlichte die Verantwortung, die wir für unseren Planeten tragen.</text:p>
      <text:p text:style-name="Standard"/>
      <text:p text:style-name="Standard">Podcast-Moderator 2: Vielen Dank, Frau Maathai, für diese faszinierenden Einblicke in Ihre politische Reise. Und vielen Dank an unsere Zuhörerinnen und Zuhörer, dass Sie dabei waren. Bis zur nächsten Episode von "Im Dialog mit Wangari Maathai".</text:p>
      <text:p text:style-name="Standard"/>
      <text:p text:style-name="P19"/>
      <text:soft-page-break/>
      <text:p text:style-name="P20">Quiz zum Ende</text:p>
      <text:p text:style-name="Standard">Überleitung: Wangari Maathai ist eine nur sehr wenig bekannte Persönlichkeit, die einen großen Einfluss auf Demokratie und Frieden hatte. Welcher unserer Teilnehmer weiß mehr über Maathai?</text:p>
      <text:p text:style-name="Standard"/>
      <text:p text:style-name="Standard"/>
      <text:p text:style-name="Standard">Quiz-Master: Herzlich willkommen, liebe Zuschauer, zu unserem faszinierenden Quiz über das Leben und die Leistungen von Wangari Maathai sowie das Green Belt Movement. Wir haben heute zwei enthusiastische Teilnehmer, die ihre Kenntnisse unter Beweis stellen werden. Lasst uns eintauchen!</text:p>
      <text:p text:style-name="Standard"/>
      <text:p text:style-name="Standard">Quiz-Master: Beginnen wir mit unserer ersten Frage. Kenia war in den Jahren 1963 bis 2002 was?</text:p>
      <text:p text:style-name="Standard"/>
      <text:p text:style-name="Standard">Teilnehmer 1: (Option 2: Autokratisch.)</text:p>
      <text:p text:style-name="Standard"/>
      <text:p text:style-name="Standard">Quiz-Master: Genau! In dieser Zeit war Kenia ein autokratisches Regime. Ein wichtiger historischer Kontext. Nun, weiter zur zweiten Frage.</text:p>
      <text:p text:style-name="Standard"/>
      <text:p text:style-name="Standard">Quiz-Master: Wangari Maathai's Familie war...</text:p>
      <text:p text:style-name="Standard"/>
      <text:p text:style-name="Standard">Teilnehmer 2: (Option 3: Landwirtschaftlich geprägt.)</text:p>
      <text:p text:style-name="Standard"/>
      <text:p text:style-name="Standard">Quiz-Master: Sehr gut! Wangari Maathai stammt aus einer landwirtschaftlich geprägten Familie, was einen starken Einfluss auf ihr späteres Engagement hatte. Lasst uns die nächsten Details erkunden.</text:p>
      <text:p text:style-name="Standard"/>
      <text:p text:style-name="Standard">Quiz-Master: Was war die Forderung des Green Belt Movements beim Protest um den Uhuru Park?</text:p>
      <text:p text:style-name="Standard"/>
      <text:p text:style-name="Standard">Teilnehmer 1: (Option 1: Kein Verkauf von öffentlichem Land im Karura Forest.)</text:p>
      <text:p text:style-name="Standard"/>
      <text:p text:style-name="Standard">Quiz-Master: Ausgezeichnet! Das Green Belt Movement kämpfte gegen den Verkauf von öffentlichem Land. Erinnern wir uns an die kraftvollen Aktionen.</text:p>
      <text:p text:style-name="Standard"/>
      <text:p text:style-name="Standard">Quiz-Master: Wangari Maathai gewann welchen Preis im Jahre 2004?</text:p>
      <text:p text:style-name="Standard"/>
      <text:p text:style-name="Standard">Teilnehmer 2: (Option 2: Nobel Peace Prize.)</text:p>
      <text:p text:style-name="Standard"/>
      <text:soft-page-break/>
      <text:p text:style-name="Standard">Quiz-Master: Richtig! Der Nobel Peace Prize war eine hochverdiente Anerkennung für ihren Einsatz für Frieden und Umwelt. Wirklich bemerkenswert.</text:p>
      <text:p text:style-name="Standard"/>
      <text:p text:style-name="Standard">Quiz-Master: Was war der erste Preis, den Wangari Maathai gewonnen hatte?</text:p>
      <text:p text:style-name="Standard"/>
      <text:p text:style-name="P21">Teilnehmer 1: (Option 1: Right Livelihood Award.)</text:p>
      <text:p text:style-name="P22"/>
      <text:p text:style-name="Standard">Quiz-Master: Fantastisch! Der Right Livelihood Award markierte den Anfang zahlreicher Ehrungen für ihren Umweltschutz.</text:p>
      <text:p text:style-name="Standard"/>
      <text:p text:style-name="Standard">Quiz-Master: Was hat laut Wangari Maathai Umwelt mit Demokratie und Frieden zu tun?</text:p>
      <text:p text:style-name="Standard"/>
      <text:p text:style-name="Standard">Teilnehmer 2: (Option 3: Umwelt hat viel mit Demokratie und Frieden zu tun.)</text:p>
      <text:p text:style-name="Standard"/>
      <text:p text:style-name="Standard">Quiz-Master: Absolut korrekt! Wangari Maathai betonte die untrennbare Verbindung zwischen Umweltschutz, Demokratie und Frieden. Ein bedeutender Standpunkt.</text:p>
      <text:p text:style-name="Standard"/>
      <text:p text:style-name="Standard">Quiz-Master: Schließlich, das Green Belt Movement...</text:p>
      <text:p text:style-name="Standard"/>
      <text:p text:style-name="Standard">Teilnehmer 1: (Option 3: Stärkte die Umwelt, Kultur und Demokratie.)</text:p>
      <text:p text:style-name="Standard"/>
      <text:p text:style-name="Standard">Quiz-Master: Hervorragend! Das Green Belt Movement wurde zu einer vielseitigen Organisation, die Umwelt, Kultur, und Demokratie stärkte. Ein beeindruckender Weg.</text:p>
      <text:p text:style-name="Standard"/>
      <text:p text:style-name="Standard">Quiz-Master: Herzlichen Glückwunsch an unsere Teilnehmer! Ihr Wissen über Wangari Maathai und das Green Belt Movement ist wirklich bewundernswert. Vielen Dank fürs Mitmachen, und bis zum nächsten 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2-01T14:35:00Z</meta:creation-date>
    <dc:date>2023-12-10T17:48:00Z</dc:date>
    <meta:template xlink:href="Normal" xlink:type="simple"/>
    <meta:editing-cycles>374</meta:editing-cycles>
    <meta:editing-duration>PT0S</meta:editing-duration>
    <meta:document-statistic meta:page-count="23" meta:paragraph-count="84" meta:word-count="5775" meta:character-count="42076" meta:row-count="303" meta:non-whitespace-character-count="36385"/>
  </office:meta>
</office:document-meta>
</file>